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Hamza Breitenstein</text:p>
            <text:p text:style-name="P10"/>
            <text:p text:style-name="P10">Dynamic Strategist</text:p>
            <text:p text:style-name="Contact_20_info">1234567890 – <text:span text:style-name="T15">elfriede_moore@romaguera.biz – </text:span><text:span text:style-name="T16">www.my-website.com</text:span></text:p>
            <text:p text:style-name="Contact_20_info"/>
            <text:p text:style-name="P7">Quia id doloribus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5133eb5b-22c4-4022-b7bf-d123529363dc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bc012d6c-dd5a-4d62-a098-5cce31bc4bbc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a8a1e067-90d8-4ee6-a94d-cd200597f770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Hamza Breitenste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